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style:text-properties fo:language="en" fo:country="US"/>
    </style:style>
    <style:style style:name="P2" style:parent-style-name="Textbody" style:family="paragraph">
      <style:paragraph-properties fo:text-align="justify"/>
      <style:text-properties fo:language="en" fo:country="US"/>
    </style:style>
    <style:style style:name="P3" style:parent-style-name="Textbody" style:family="paragraph">
      <style:paragraph-properties fo:text-align="justify"/>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Standard" style:family="paragraph">
      <style:paragraph-properties fo:text-align="justify"/>
      <style:text-properties fo:language="en" fo:country="US"/>
    </style:style>
    <style:style style:name="P9" style:parent-style-name="Standard" style:family="paragraph">
      <style:paragraph-properties fo:text-align="justify"/>
      <style:text-properties fo:language="en" fo:country="US"/>
    </style:style>
    <style:style style:name="P10" style:parent-style-name="Título1" style:family="paragraph">
      <style:paragraph-properties fo:text-align="justify"/>
      <style:text-properties fo:language="en" fo:country="US"/>
    </style:style>
    <style:style style:name="P11" style:parent-style-name="Textbody" style:family="paragraph">
      <style:paragraph-properties fo:text-align="justify"/>
      <style:text-properties fo:language="en" fo:country="US"/>
    </style:style>
    <style:style style:name="P12" style:parent-style-name="Standard" style:family="paragraph">
      <style:paragraph-properties fo:text-align="justify"/>
      <style:text-properties fo:language="en" fo:country="US"/>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text-properties fo:language="en" fo:country="US"/>
    </style:style>
    <style:style style:name="P16" style:parent-style-name="Standard"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text-properties fo:language="en" fo:country="US"/>
    </style:style>
    <style:style style:name="P19" style:parent-style-name="Standard" style:family="paragraph">
      <style:paragraph-properties fo:text-align="justify"/>
      <style:text-properties fo:language="en" fo:country="US"/>
    </style:style>
    <style:style style:name="P20" style:parent-style-name="Título1" style:family="paragraph">
      <style:paragraph-properties fo:text-align="justify"/>
      <style:text-properties fo:language="en" fo:country="US"/>
    </style:style>
    <style:style style:name="P21" style:parent-style-name="Textbody" style:family="paragraph">
      <style:paragraph-properties fo:text-align="justify"/>
      <style:text-properties fo:language="en" fo:country="US"/>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text-properties fo:language="en" fo:country="US"/>
    </style:style>
    <style:style style:name="P25" style:parent-style-name="Textbody" style:family="paragraph">
      <style:paragraph-properties fo:text-align="justify"/>
      <style:text-properties fo:language="en" fo:country="US"/>
    </style:style>
    <style:style style:name="P26" style:parent-style-name="Título1" style:family="paragraph">
      <style:paragraph-properties fo:text-align="justify"/>
      <style:text-properties fo:language="en" fo:country="US"/>
    </style:style>
    <style:style style:name="P27" style:parent-style-name="Textbody" style:family="paragraph">
      <style:paragraph-properties fo:text-align="justify"/>
      <style:text-properties fo:language="en" fo:country="US"/>
    </style:style>
    <style:style style:name="P28"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9"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3"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5"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6"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8"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9" style:parent-style-name="Textbody" style:family="paragraph">
      <style:paragraph-properties fo:text-align="justify"/>
      <style:text-properties fo:language="en" fo:country="US"/>
    </style:style>
    <style:style style:name="P40" style:parent-style-name="Textbody" style:family="paragraph">
      <style:paragraph-properties fo:text-align="justify"/>
      <style:text-properties fo:language="en" fo:country="US"/>
    </style:style>
    <style:style style:name="P41" style:parent-style-name="Normal" style:family="paragraph">
      <style:paragraph-properties fo:text-align="justify"/>
      <style:text-properties fo:language="en" fo:country="US"/>
    </style:style>
    <style:style style:name="P42" style:parent-style-name="Normal" style:family="paragraph">
      <style:paragraph-properties fo:text-align="justify"/>
      <style:text-properties fo:language="en" fo:country="US"/>
    </style:style>
    <style:style style:name="P43" style:parent-style-name="Normal" style:family="paragraph">
      <style:paragraph-properties fo:text-align="justify"/>
      <style:text-properties fo:color="#000000" fo:language="en" fo:country="US"/>
    </style:style>
    <style:style style:name="P44" style:parent-style-name="Normal" style:family="paragraph">
      <style:paragraph-properties fo:text-align="justify"/>
      <style:text-properties fo:color="#000000" fo:language="en" fo:country="US"/>
    </style:style>
    <style:style style:name="P45" style:parent-style-name="Normal" style:family="paragraph">
      <style:paragraph-properties fo:text-align="justify"/>
      <style:text-properties fo:language="en" fo:country="US"/>
    </style:style>
    <style:style style:name="P46" style:parent-style-name="Textbody" style:family="paragraph">
      <style:paragraph-properties fo:text-align="justify"/>
      <style:text-properties fo:language="en" fo:country="US"/>
    </style:style>
    <style:style style:name="P47" style:parent-style-name="Textbody" style:family="paragraph">
      <style:paragraph-properties fo:text-align="justify"/>
      <style:text-properties fo:language="en" fo:country="US"/>
    </style:style>
    <style:style style:name="P48" style:parent-style-name="Título1" style:family="paragraph">
      <style:paragraph-properties fo:text-align="justify"/>
      <style:text-properties fo:language="en" fo:country="US"/>
    </style:style>
    <style:style style:name="P49" style:parent-style-name="Textbody" style:family="paragraph">
      <style:paragraph-properties fo:text-align="justify"/>
      <style:text-properties fo:language="en" fo:country="US"/>
    </style:style>
    <style:style style:name="P50"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 style:parent-style-name="Textbody" style:family="paragraph">
      <style:paragraph-properties fo:text-align="justify"/>
      <style:text-properties fo:language="en" fo:country="US"/>
    </style:style>
    <style:style style:name="P53"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4" style:parent-style-name="Título1" style:family="paragraph">
      <style:paragraph-properties fo:text-align="justify"/>
      <style:text-properties fo:language="en" fo:country="US"/>
    </style:style>
    <style:style style:name="P55" style:parent-style-name="Textbody" style:family="paragraph">
      <style:paragraph-properties fo:text-align="justify"/>
      <style:text-properties fo:language="en" fo:country="US"/>
    </style:style>
    <style:style style:name="P56"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7"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8"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9" style:parent-style-name="Textbody" style:family="paragraph">
      <style:paragraph-properties fo:text-align="justify"/>
      <style:text-properties fo:language="en" fo:country="US"/>
    </style:style>
    <style:style style:name="P60" style:parent-style-name="Textbody" style:family="paragraph">
      <style:paragraph-properties fo:text-align="justify"/>
      <style:text-properties fo:language="en" fo:country="US"/>
    </style:style>
    <style:style style:name="P61" style:parent-style-name="Textbody" style:family="paragraph">
      <style:paragraph-properties fo:text-align="justify"/>
    </style:style>
    <style:style style:name="T62" style:parent-style-name="Fuentedepárrafopredeter." style:family="text">
      <style:text-properties fo:language="en" fo:country="US"/>
    </style:style>
  </office:automatic-styles>
  <office:body>
    <office:text text:use-soft-page-breaks="true">
      <text:h text:style-name="P1" text:outline-level="1">CU2, Choose Boat</text:h>
      <text:p text:style-name="P2">The lifelines involved in this sequence diagram are:</text:p>
      <text:list text:style-name="LFO1" text:continue-numbering="true">
        <text:list-item>
          <text:p text:style-name="P3">User</text:p>
        </text:list-item>
        <text:list-item>
          <text:p text:style-name="P4">Main Menu</text:p>
        </text:list-item>
        <text:list-item>
          <text:p text:style-name="P5">BoatDisplay Menu</text:p>
        </text:list-item>
        <text:list-item>
          <text:p text:style-name="P6">Boat</text:p>
        </text:list-item>
        <text:list-item>
          <text:p text:style-name="P7">Player</text:p>
        </text:list-item>
      </text:list>
      <text:p text:style-name="P8">In Use Case 2 (CU2), “Choose Boat”, depicts the interactions between various objects when a user selects a boat. The process starts with the user clicking the "Choose Boat" button on the main menu. The main menu responds by creating and displaying the BoatDisplay Menu, which then initiates the loading of boats by calling the Boat object. The Boat object loads the boats assets, and this information is sent back to the BoatDisplay Menu, which is then fully loaded and ready for user interaction. The BoatDisplay Menu then displays the list of boats to the user. The user selects a boat, which is then communicated back to the BoatDisplay Menu. The selected boat is assigned to the player. Finally, the BoatDisplay Menu returns the user to the main menu, which is displayed again to complete the interaction.</text:p>
      <text:p text:style-name="P9"/>
      <text:h text:style-name="P10" text:outline-level="1">CU3, Settings</text:h>
      <text:p text:style-name="P11">The lifelines involved in this sequence diagram are:</text:p>
      <text:p text:style-name="P12"/>
      <text:list text:style-name="LFO2" text:continue-numbering="true">
        <text:list-item>
          <text:p text:style-name="P13">User</text:p>
        </text:list-item>
        <text:list-item>
          <text:p text:style-name="P14">Main Menu</text:p>
        </text:list-item>
        <text:list-item>
          <text:p text:style-name="P15">Settings Menu</text:p>
        </text:list-item>
      </text:list>
      <text:p text:style-name="P16">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text:s/>When the user makes changes, they are saved automatically, and he can continue to make more changes until Back button is pressed. Once pressed, the settings menu is closed, and the user is taken to the main menu.</text:p>
      <text:p text:style-name="P17"/>
      <text:p text:style-name="P18"/>
      <text:p text:style-name="P19"/>
      <text:h text:style-name="P20" text:outline-level="1">CU4, Credits</text:h>
      <text:p text:style-name="P21">The lifelines involved in this sequence diagram are:</text:p>
      <text:list text:style-name="LFO2" text:continue-numbering="true">
        <text:list-item>
          <text:p text:style-name="P22">User</text:p>
        </text:list-item>
        <text:list-item>
          <text:p text:style-name="P23">Main Menu</text:p>
        </text:list-item>
      </text:list>
      <text:soft-page-break/>
      <text:p text:style-name="P24">In Use Case 4 (CU4), “Credits”, the sequence begins with the user<text:s/>interacting<text:s/>with the main menu to see the credits. Upon clicking the “credits” button, the main menu<text:s/>displays a<text:s/>panel<text:s/>with the complete name of all the collaborators of the project.<text:s/>The user must press the Back button to hide the credits panel and return to the main selection menu.</text:p>
      <text:p text:style-name="P25"/>
      <text:h text:style-name="P26" text:outline-level="1">CU5, Play level</text:h>
      <text:p text:style-name="P27">The lifelines involved in this sequence diagram are:</text:p>
      <text:list text:style-name="LFO3" text:continue-numbering="true">
        <text:list-item>
          <text:p text:style-name="P28">User</text:p>
        </text:list-item>
        <text:list-item>
          <text:p text:style-name="P29">Game</text:p>
        </text:list-item>
        <text:list-item>
          <text:p text:style-name="P30">Main Menu</text:p>
        </text:list-item>
        <text:list-item>
          <text:p text:style-name="P31">Boat</text:p>
        </text:list-item>
        <text:list-item>
          <text:p text:style-name="P32">Pause Menu</text:p>
        </text:list-item>
        <text:list-item>
          <text:p text:style-name="P33">Minigame</text:p>
        </text:list-item>
        <text:list-item>
          <text:p text:style-name="P34">Level</text:p>
        </text:list-item>
        <text:list-item>
          <text:p text:style-name="P35">Player</text:p>
        </text:list-item>
        <text:list-item>
          <text:p text:style-name="P36">Obstacle</text:p>
        </text:list-item>
        <text:list-item>
          <text:p text:style-name="P37">PowerUp</text:p>
        </text:list-item>
        <text:list-item>
          <text:p text:style-name="P38">Lane</text:p>
        </text:list-item>
      </text:list>
      <text:p text:style-name="P39">In Use Case 5 (CU5), "Play level" shows the<text:s/>different<text:s/>interaction between the player and various components during the race. Initially, the player hits the play level button, prompting the game to load the level, which includes creating the assets (player, obstacles,<text:s/>boats,<text:s/>power-ups<text:s/>and lanes).</text:p>
      <text:p text:style-name="P40">Once the level is loaded, in every iteration we check if the player<text:s/>presses<text:s/>a movement key (left or right) or does not (move forward), and the game updates the boat's position accordingly. If the player presses the escape button (“Esc”), the pause menu is loaded and displayed, allowing the player to either resume the game or return to the main menu. Selecting the resume button returns the player to the level, while selecting the main menu button sends them back to the main menu screen.</text:p>
      <text:p text:style-name="P41">Throughout the gameplay, the player interacts with obstacles and power-ups. If the player's boat collides with an obstacle, the game updates the boat's position due to the collision, destroying<text:s/>the object, and reducing<text:s/>the boat's HP only if the<text:s/>Invincibility<text:s/>Powerup is not active (disable).<text:s/>Other source of collision is if the Player goes to another lane other than his own, also reducing boat’s speed and HP.<text:s/>If the boat's HP reaches zero, a minigame is triggered, which is created and displayed on the minigame screen.</text:p>
      <text:p text:style-name="P42"/>
      <text:p text:style-name="P43">The self-message of “minigame has been played” will be a value saved by the level for future checks when the player dies. If the value of “minigame has been played” is equal to true, on the next player death the game will not trigger the minigame level again and end the current run. Otherwise, the minigame starts on player death. The player must successfully complete the minigame to restore the boat's HP and return to the level on the same position of death. In the case they fail, it results in a game over, returning them to the main menu.</text:p>
      <text:p text:style-name="P44"/>
      <text:p text:style-name="P45"/>
      <text:soft-page-break/>
      <text:p text:style-name="P46">Additionally, the player can interact with power-ups scattered randomly throughout the level. When the boat hits a power-up, its effect is applied to the boat enhancing gameplay. If the player manages to avoid obstacles and effectively use power-ups, they eventually reach the goal, triggering a<text:s/>victory<text:s/>message<text:s/>after completing all lanes.</text:p>
      <text:p text:style-name="P47"/>
      <text:h text:style-name="P48" text:outline-level="1">CU6, Tutorial</text:h>
      <text:p text:style-name="P49">The lifelines involved in this sequence diagram are:</text:p>
      <text:list text:style-name="LFO3" text:continue-numbering="true">
        <text:list-item>
          <text:p text:style-name="P50">User</text:p>
        </text:list-item>
        <text:list-item>
          <text:p text:style-name="P51">Main Menu</text:p>
        </text:list-item>
      </text:list>
      <text:p text:style-name="P52">In Use Case 6 (CU6), “Tutorial”, the sequence begins with the user interacting with the main menu to see the tutorial of the game. Upon clicking the “tutorial” button, the main menu displays a panel<text:s/>with a brief description of the game mechanics the player should be aware of during gameplay<text:s/>and introduction to the minigame. The user must press the Back button to hide the<text:s/>tutorial<text:s/>panel and return to the main selection menu.</text:p>
      <text:p text:style-name="P53"/>
      <text:h text:style-name="P54" text:outline-level="1">CU8, Simon Says Minigame</text:h>
      <text:p text:style-name="P55">The lifelines involved in this sequence diagram are:</text:p>
      <text:list text:style-name="LFO3" text:continue-numbering="true">
        <text:list-item>
          <text:p text:style-name="P56">Player</text:p>
        </text:list-item>
        <text:list-item>
          <text:p text:style-name="P57">Minigame</text:p>
        </text:list-item>
        <text:list-item>
          <text:p text:style-name="P58">Minigame Screen</text:p>
        </text:list-item>
      </text:list>
      <text:p text:style-name="P59">In Use Case 8 (CU8), "Simon says”<text:s/>minigame, the sequence diagram illustrates the interaction between the player and the minigame system when the player's boat HP is reduced to 0. The purpose of the diagram is to outline the flow of events during a "Simon Says" minigame, which the player must complete to regain<text:s/>HP and<text:s/>continue in the game. It details the initialization of the minigame, the process of displaying commands, the player's responses to such commands, and the conditions for success (3 corrects attempts) or failure scenarios (failing 3 times the commands sequence), determining the course of events the player will experience during gameplay.</text:p>
      <text:p text:style-name="P60"/>
      <text:p text:style-name="P61"><text:span text:style-name="T62">Pending to modif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Título1Car" style:display-name="Título 1 Car" style:family="text" style:parent-style-name="Fuentedepárrafopredeter.">
      <style:text-properties style:font-name="Liberation Sans" style:font-name-asian="Liberation Sans" style:font-name-complex="Liberation Sans" fo:font-weight="bold" style:font-weight-asian="bold" style:font-weight-complex="bold" fo:font-size="18pt" style:font-size-asian="18pt" style:font-size-complex="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Francisco Jordá</dc:creator>
    <meta:creation-date>2024-05-16T16:10:00Z</meta:creation-date>
    <dc:date>2024-06-03T17:09:00Z</dc:date>
    <meta:template xlink:href="Normal.dotm" xlink:type="simple"/>
    <meta:editing-cycles>13</meta:editing-cycles>
    <meta:editing-duration>PT14340S</meta:editing-duration>
    <meta:document-statistic meta:page-count="3" meta:paragraph-count="104" meta:word-count="784" meta:character-count="5559" meta:row-count="168" meta:non-whitespace-character-count="4879"/>
  </office:meta>
</office:document-meta>
</file>